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80000001F5A161BC8CC9B9CD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5in" table:align="left" style:may-break-between-rows="false"/>
    </style:style>
    <style:style style:name="Table1.A" style:family="table-column">
      <style:table-column-properties style:column-width="3.75in"/>
    </style:style>
    <style:style style:name="Table1.B" style:family="table-column">
      <style:table-column-properties style:column-width="0.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4.5in" table:align="left" style:may-break-between-rows="false"/>
    </style:style>
    <style:style style:name="Table2.A" style:family="table-column">
      <style:table-column-properties style:column-width="1.25in"/>
    </style:style>
    <style:style style:name="Table2.B" style:family="table-column">
      <style:table-column-properties style:column-width="0.75in"/>
    </style:style>
    <style:style style:name="Table2.C" style:family="table-column">
      <style:table-column-properties style:column-width="0.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left="0.05pt solid #000000" fo:border-right="none" fo:border-top="none" fo:border-bottom="none"/>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yllabus_20_info">
      <style:text-properties officeooo:paragraph-rsid="000b136c"/>
    </style:style>
    <style:style style:name="P2" style:family="paragraph" style:parent-style-name="Syllabus_20_text">
      <style:text-properties officeooo:rsid="000f20d4" officeooo:paragraph-rsid="000f20d4"/>
    </style:style>
    <style:style style:name="P3" style:family="paragraph" style:parent-style-name="Syllabus_20_text">
      <style:text-properties officeooo:paragraph-rsid="00130263"/>
    </style:style>
    <style:style style:name="P4" style:family="paragraph" style:parent-style-name="Syllabus_20_text">
      <style:text-properties officeooo:paragraph-rsid="00149c21"/>
    </style:style>
    <style:style style:name="P5" style:family="paragraph" style:parent-style-name="Syllabus_20_text">
      <style:text-properties officeooo:rsid="00149c21" officeooo:paragraph-rsid="00149c21"/>
    </style:style>
    <style:style style:name="P6" style:family="paragraph" style:parent-style-name="Syllabus_20_text">
      <style:text-properties officeooo:rsid="00689638" officeooo:paragraph-rsid="00689638"/>
    </style:style>
    <style:style style:name="P7" style:family="paragraph" style:parent-style-name="Syllabus_20_text">
      <style:text-properties officeooo:rsid="00687d9f" officeooo:paragraph-rsid="00687d9f"/>
    </style:style>
    <style:style style:name="P8" style:family="paragraph" style:parent-style-name="Syllabus_20_text">
      <style:text-properties officeooo:rsid="00687d9f" officeooo:paragraph-rsid="00813991"/>
    </style:style>
    <style:style style:name="P9" style:family="paragraph" style:parent-style-name="Syllabus_20_text">
      <style:text-properties officeooo:paragraph-rsid="0075ee87"/>
    </style:style>
    <style:style style:name="P10" style:family="paragraph" style:parent-style-name="Syllabus_20_text">
      <style:text-properties officeooo:rsid="0070e001" officeooo:paragraph-rsid="0078e68b"/>
    </style:style>
    <style:style style:name="P11" style:family="paragraph" style:parent-style-name="Syllabus_20_text">
      <style:text-properties officeooo:rsid="007f692b" officeooo:paragraph-rsid="007f692b"/>
    </style:style>
    <style:style style:name="P12" style:family="paragraph" style:parent-style-name="Syllabus_20_text">
      <style:text-properties officeooo:paragraph-rsid="00813991"/>
    </style:style>
    <style:style style:name="P13" style:family="paragraph" style:parent-style-name="Syllabus_20_text">
      <style:text-properties officeooo:rsid="00813991" officeooo:paragraph-rsid="00813991"/>
    </style:style>
    <style:style style:name="P14" style:family="paragraph" style:parent-style-name="Syllabus_20_text">
      <style:text-properties officeooo:rsid="007f8b86" officeooo:paragraph-rsid="00870658"/>
    </style:style>
    <style:style style:name="P15" style:family="paragraph" style:parent-style-name="Syllabus_20_text" style:master-page-name="">
      <style:paragraph-properties style:page-number="auto" fo:keep-with-next="always"/>
      <style:text-properties officeooo:rsid="00689638" officeooo:paragraph-rsid="00689638"/>
    </style:style>
    <style:style style:name="P16" style:family="paragraph" style:parent-style-name="Syllabus_20_section_20_header">
      <style:text-properties officeooo:rsid="000f20d4" officeooo:paragraph-rsid="000f20d4"/>
    </style:style>
    <style:style style:name="P17" style:family="paragraph" style:parent-style-name="Syllabus_20_section_20_header">
      <style:text-properties officeooo:rsid="000f20d4" officeooo:paragraph-rsid="00870658"/>
    </style:style>
    <style:style style:name="P18" style:family="paragraph" style:parent-style-name="Syllabus_20_section_20_header">
      <style:text-properties officeooo:paragraph-rsid="00130263"/>
    </style:style>
    <style:style style:name="P19" style:family="paragraph" style:parent-style-name="Syllabus_20_section_20_header">
      <style:text-properties officeooo:paragraph-rsid="00160b99"/>
    </style:style>
    <style:style style:name="P20" style:family="paragraph" style:parent-style-name="Syllabus_20_section_20_header">
      <style:text-properties officeooo:rsid="00689638" officeooo:paragraph-rsid="00689638"/>
    </style:style>
    <style:style style:name="P21" style:family="paragraph" style:parent-style-name="Syllabus_20_section_20_header">
      <style:text-properties officeooo:paragraph-rsid="00870658"/>
    </style:style>
    <style:style style:name="P22" style:family="paragraph" style:parent-style-name="Table_20_Contents">
      <style:text-properties style:font-name="Noto Sans" fo:font-size="11pt" officeooo:rsid="002465e2" officeooo:paragraph-rsid="002465e2" style:font-size-asian="10.5pt"/>
    </style:style>
    <style:style style:name="P23" style:family="paragraph" style:parent-style-name="Table_20_Contents">
      <style:paragraph-properties fo:text-align="center" style:justify-single-word="false"/>
      <style:text-properties style:font-name="Noto Sans" fo:font-size="11pt" officeooo:rsid="002465e2" officeooo:paragraph-rsid="002465e2" style:font-size-asian="10.5pt"/>
    </style:style>
    <style:style style:name="P24" style:family="paragraph" style:parent-style-name="Table_20_Contents">
      <style:paragraph-properties fo:text-align="center" style:justify-single-word="false"/>
      <style:text-properties style:font-name="Noto Sans" fo:font-size="11pt" style:font-size-asian="10.5pt"/>
    </style:style>
    <style:style style:name="P25" style:family="paragraph" style:parent-style-name="Syllabus_20_subtitle">
      <style:text-properties officeooo:rsid="007c2386" officeooo:paragraph-rsid="007c2386"/>
    </style:style>
    <style:style style:name="P26" style:family="paragraph" style:parent-style-name="Syllabus_20_text" style:list-style-name="WWNum1"/>
    <style:style style:name="T1" style:family="text">
      <style:text-properties officeooo:rsid="000b136c"/>
    </style:style>
    <style:style style:name="T2" style:family="text">
      <style:text-properties fo:font-weight="normal" style:font-weight-asian="normal" style:font-weight-complex="normal"/>
    </style:style>
    <style:style style:name="T3" style:family="text">
      <style:text-properties fo:font-weight="normal" officeooo:rsid="000b136c" style:font-weight-asian="normal" style:font-weight-complex="normal"/>
    </style:style>
    <style:style style:name="T4" style:family="text">
      <style:text-properties fo:font-weight="normal" officeooo:rsid="000cd3c2" style:font-weight-asian="normal" style:font-weight-complex="normal"/>
    </style:style>
    <style:style style:name="T5" style:family="text">
      <style:text-properties fo:font-weight="normal" officeooo:rsid="00792393" style:font-weight-asian="normal" style:font-weight-complex="normal"/>
    </style:style>
    <style:style style:name="T6" style:family="text">
      <style:text-properties fo:font-weight="normal" officeooo:rsid="0085852c" style:font-weight-asian="normal" style:font-weight-complex="normal"/>
    </style:style>
    <style:style style:name="T7" style:family="text">
      <style:text-properties fo:font-weight="normal" officeooo:rsid="00870658" style:font-weight-asian="normal" style:font-weight-complex="normal"/>
    </style:style>
    <style:style style:name="T8" style:family="text">
      <style:text-properties fo:font-weight="bold" style:font-weight-asian="bold" style:font-weight-complex="bold"/>
    </style:style>
    <style:style style:name="T9" style:family="text">
      <style:text-properties officeooo:rsid="000f26bd"/>
    </style:style>
    <style:style style:name="T10" style:family="text">
      <style:text-properties fo:font-size="11pt" officeooo:rsid="000f26bd" style:font-size-asian="11pt" style:font-size-complex="11pt"/>
    </style:style>
    <style:style style:name="T11" style:family="text">
      <style:text-properties fo:font-size="11pt" officeooo:rsid="00893168" style:font-size-asian="11pt" style:font-size-complex="11pt"/>
    </style:style>
    <style:style style:name="T12" style:family="text">
      <style:text-properties fo:font-style="italic" style:font-style-asian="italic" style:font-style-complex="italic"/>
    </style:style>
    <style:style style:name="T13" style:family="text">
      <style:text-properties officeooo:rsid="00149c21"/>
    </style:style>
    <style:style style:name="T14" style:family="text">
      <style:text-properties officeooo:rsid="00160b99"/>
    </style:style>
    <style:style style:name="T15" style:family="text">
      <style:text-properties officeooo:rsid="0025c111"/>
    </style:style>
    <style:style style:name="T16" style:family="text">
      <style:text-properties officeooo:rsid="006862d7"/>
    </style:style>
    <style:style style:name="T17" style:family="text">
      <style:text-properties officeooo:rsid="00687d9f"/>
    </style:style>
    <style:style style:name="T18" style:family="text">
      <style:text-properties officeooo:rsid="00689638"/>
    </style:style>
    <style:style style:name="T19" style:family="text">
      <style:text-properties officeooo:rsid="0069038c"/>
    </style:style>
    <style:style style:name="T20" style:family="text">
      <style:text-properties officeooo:rsid="0069d99c"/>
    </style:style>
    <style:style style:name="T21" style:family="text">
      <style:text-properties officeooo:rsid="006e903e"/>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officeooo:rsid="00719f01"/>
    </style:style>
    <style:style style:name="T24" style:family="text">
      <style:text-properties officeooo:rsid="00725054"/>
    </style:style>
    <style:style style:name="T25" style:family="text">
      <style:text-properties officeooo:rsid="007c2386"/>
    </style:style>
    <style:style style:name="T26" style:family="text">
      <style:text-properties officeooo:rsid="00813991"/>
    </style:style>
    <style:style style:name="T27" style:family="text">
      <style:text-properties officeooo:rsid="0081f283"/>
    </style:style>
    <style:style style:name="T28" style:family="text">
      <style:text-properties officeooo:rsid="0084687b"/>
    </style:style>
    <style:style style:name="T29" style:family="text">
      <style:text-properties officeooo:rsid="0085852c"/>
    </style:style>
    <style:style style:name="T30" style:family="text">
      <style:text-properties officeooo:rsid="00870658"/>
    </style:style>
    <style:style style:name="fr1" style:family="graphic" style:parent-style-name="Frame">
      <style:graphic-properties style:vertical-pos="bottom" style:vertical-rel="page-content" style:horizontal-pos="center" style:horizontal-rel="page" fo:padding="0in" fo:border="none" style:shadow="none" draw:shadow-opacity="100%" loext:rel-width-rel="paragraph"/>
    </style:style>
    <style:style style:name="fr2"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4" svg:width="6.9252in" style:rel-width="100%" draw:z-index="0">
        <draw:text-box fo:min-height="0.1402in">
          <text:p text:style-name="P9"><draw:frame draw:style-name="fr2" draw:name="Image1" text:anchor-type="paragraph" svg:width="0.9165in" svg:height="0.3228in" draw:z-index="1"><draw:image xlink:href="Pictures/10000201000000580000001F5A161BC8CC9B9CD3.png" xlink:type="simple" xlink:show="embed" xlink:actuate="onLoad"/></draw:frame>This syllabus and schedule as well as all course material created by Michael Shyne including lecture slides, in-class worksheets and R usage guides are licensed under a <text:a xlink:type="simple" xlink:href="http://creativecommons.org/licenses/by-nc-sa/4.0/" text:style-name="Internet_20_link" text:visited-style-name="Visited_20_Internet_20_Link">Creative Commons Attribution-NonCommercial-ShareAlike 4.0 International License</text:a>.</text:p>
        </draw:text-box>
      </draw:frame>
      <text:p text:style-name="Syllabus_20_title">Statistics 1 (STAT 201-0<text:span text:style-name="T30">2</text:span>)</text:p>
      <text:p text:style-name="Syllabus_20_subtitle">Metropolitan State University</text:p>
      <text:p text:style-name="P25"><text:span text:style-name="T30">Fall</text:span> 2018</text:p>
      <text:p text:style-name="Syllabus_20_text"/>
      <text:p text:style-name="Syllabus_20_info">Instructor: <text:tab/><text:span text:style-name="T3">Michael Shyne</text:span></text:p>
      <text:p text:style-name="P1"><text:span text:style-name="T1">Email: <text:tab/></text:span><text:a xlink:type="simple" xlink:href="mailto:michael.shyne@metrostate.edu" text:style-name="Internet_20_link" text:visited-style-name="Visited_20_Internet_20_Link"><text:span text:style-name="T4">michael.shyne@metrostate.edu</text:span></text:a></text:p>
      <text:p text:style-name="Syllabus_20_info"><text:span text:style-name="T1">Meeting time: <text:tab/></text:span><text:span text:style-name="T6">M</text:span><text:span text:style-name="T2">onday, 6:00 – 9:</text:span><text:span text:style-name="T7">2</text:span><text:span text:style-name="T2">0 pm, St Johns Hall L11</text:span></text:p>
      <text:p text:style-name="Syllabus_20_section_20_header">Course Description</text:p>
      <text:p text:style-name="Syllabus_20_text">This course covers the basic principles and methods of statistics. It emphasizes techniques and applications in real-world problem solving and decision making. Topics include frequency distributions, measures of location and variation, probability, sampling, design of experiments, sampling distributions, interval estimation, hypothesis testing, correlation and regression.</text:p>
      <text:p text:style-name="Syllabus_20_section_20_header">Prerequisites</text:p>
      <text:p text:style-name="Syllabus_20_text">A grade of C- or higher in MATH 98 or MATH 102, or placement at MATH 115 College Algebra on the mathematics assessment test offered by Placement Assessment Office.</text:p>
      <text:p text:style-name="Syllabus_20_section_20_header">Learning Outcomes</text:p>
      <text:list xml:id="list3960710140316471699" text:style-name="WWNum1">
        <text:list-item>
          <text:p text:style-name="P26">Demonstrate comprehension and ability to apply inferential statistics, including construction of confidence intervals for point estimates and simple hypothesis tests.</text:p>
        </text:list-item>
        <text:list-item>
          <text:p text:style-name="P26">Recognize appropriate use of different statistical models to represent and answer questions about representative real-world problems involving categorical and quantitative data.</text:p>
        </text:list-item>
        <text:list-item>
          <text:p text:style-name="P26">Understand and apply statistical concepts including probability, regression and correlation, experimental design, descriptive statistics and inferential statistics.</text:p>
        </text:list-item>
        <text:list-item>
          <text:p text:style-name="P26">Understand statistical principles and methods for data collection and analysis.</text:p>
        </text:list-item>
      </text:list>
      <text:p text:style-name="P18">Center for Academic Excellence <text:s/></text:p>
      <text:p text:style-name="P3">You are encouraged to go to the Center for Academic Excellence (CAE) (Science Education Center Room 122 and Midway Campus Lower Level Room I) to seek help outside of class. Appointment-based tutoring is offered at the St. Paul location in the Science Education Center (SEC 122). <text:s/>No appointment is required for drop-in tutoring which is located at the Midway Center (Room I). </text:p>
      <text:p text:style-name="P3"><text:span text:style-name="T9">To make an appointment or for more information visit the CAE website at: </text:span><text:a xlink:type="simple" xlink:href="https://www.metrostate.edu/academics/success" text:style-name="Internet_20_link" text:visited-style-name="Visited_20_Internet_20_Link"><text:span text:style-name="T11">https://www.metrostate.edu/academics/success</text:span></text:a> <text:s/></text:p>
      <text:p text:style-name="Syllabus_20_section_20_header">Textboo<text:span text:style-name="T14">k</text:span></text:p>
      <text:p text:style-name="P12"><text:span text:style-name="Strong_20_Emphasis"><text:span text:style-name="Emphasis"><text:span text:style-name="T22">Elementary Statistics, 13th Edition </text:span></text:span></text:span><text:span text:style-name="T22">by Mario Triola</text:span></text:p>
      <text:p text:style-name="P13">Note: The textbook is not strictly required. An online version is included with MyStatLab access <text:soft-page-break/>(see below).</text:p>
      <text:p text:style-name="P19">MyStatLab/StatCrunch</text:p>
      <text:p text:style-name="Syllabus_20_text">MyStatLab <text:span text:style-name="T17">is an online homework and quiz system</text:span> <text:span text:style-name="T16">and StatCrunch is statistical software tied to MyStatLab. They are a required and essential part of this course. They will be used for homework assignments, quizzes and exams.</text:span> <text:span text:style-name="T16">An access code is provided with the textbook package from the bookstore. Access codes can also be purchased separately from sources like Amazon or directly while registering. Access to MyStatLab includes an online version of the textbook.</text:span></text:p>
      <text:p text:style-name="P10"><text:span text:style-name="T5">You can access the course through the link in the MyStatLab folder on D2L.</text:span><text:span text:style-name="T2"> Instructions for registering are in the “Student Registration Handout”.</text:span></text:p>
      <text:p text:style-name="P20">D2L / Email</text:p>
      <text:p text:style-name="P6">Course and supplementary material, such as lecture slides and guides for using StatCrunch, will be available on D2L. Any announcements will also be posted on D2L, as well as emailed to your Metro State email address. </text:p>
      <text:p text:style-name="P6">The best way to contact me is via email. I will try to respond to all emails withing 24 hours. However, you must email from your Metro State account. I am only allowed to discuss course matters, such as grades, <text:span text:style-name="T20">over</text:span> official Metro State email addresses.</text:p>
      <text:p text:style-name="P16">Course Structure</text:p>
      <text:p text:style-name="P2">The course will <text:span text:style-name="T18">consists of lectures, in-class group work and demonstrations on MyStatLab and StatCrunch. Exams will also be conducted online in MyStatLab.</text:span></text:p>
      <text:p text:style-name="P16">Homework</text:p>
      <text:p text:style-name="P7">There will be weekly homework assignments on MyStatLab that will become available after <text:span text:style-name="T21">each</text:span> class period and <text:span text:style-name="T21">will </text:span>be due before the start of the next class period. <text:span text:style-name="T23">Homework problems completed after the due date with only receive 50% credit. The lowest homework score of the semester will be dropped.</text:span></text:p>
      <text:p text:style-name="P8"><text:span text:style-name="T24">You are allowed to work on homework in groups with other students or with tutors. Also, </text:span>MyStatLab allows multiple attempts for each homework problem. You may make as many attempts as you like on the homework problems. <text:span text:style-name="T26">Therefore, with effort, it is possible for everyone to get 100% on homework.</text:span></text:p>
      <text:p text:style-name="P8">Even after you get a problem correct, you may continue to practice. You will not be penalized for making multiple attempts. <text:span text:style-name="T24">If homework is done with others or tutors, you are encouraged to try the problems on your own as well.</text:span></text:p>
      <text:p text:style-name="P16">Quizzes</text:p>
      <text:p text:style-name="P7"><text:span text:style-name="T27">Each</text:span> w<text:span text:style-name="T27">eek</text:span> will also have a timed quiz to be completed on MyStatLab. The quizzes will become available at the same time as the homework, <text:span text:style-name="T27">but</text:span> will not be due until before the second class period. This is to provide an opportunity to ask questions about the homework before <text:soft-page-break/>attempting the quiz. However, if you feel confident after doing the homework, you may take the quiz as soon as you like. Only one attempt is allowed for quiz problems. Any class materials (notes, lecture slides, textbooks) can be used, but quizzes must be completed alone. The lowest quiz score of the semester will be dropped.</text:p>
      <text:p text:style-name="Syllabus_20_section_20_header">Group work</text:p>
      <text:p text:style-name="P11">Each lecture week there will be in-class assignments to be worked on in groups and discussed with the full class. <text:span text:style-name="T29">While not graded, the group work can be very helpful in understanding how to approach the homework. Participation is strongly encouraged.</text:span></text:p>
      <text:p text:style-name="P16">Exams</text:p>
      <text:p text:style-name="P2">There will be <text:span text:style-name="T17">a midterm exam and a final exam. The exams will be completed on MyStatLab on your own time. Details will be provided later in the semester. There will be no make up exams.</text:span></text:p>
      <text:p text:style-name="P21"><text:span text:style-name="T30">Extra-credit </text:span>Presentation</text:p>
      <text:p text:style-name="P14">There will be <text:span text:style-name="T30">an opportunity to earn extra-credit by giving a</text:span> short presentation (about 5 min) near the end of the course. Details will be provided <text:span text:style-name="T28">before</text:span> the midterm.</text:p>
      <text:p text:style-name="P17">Grading</text:p>
      <text:p text:style-name="P15">The homework, quizzes and exams will contribute to your final grade as <text:span text:style-name="T19">follows</text:span>:</text:p>
      <table:table table:name="Table1" table:style-name="Table1">
        <table:table-column table:style-name="Table1.A"/>
        <table:table-column table:style-name="Table1.B"/>
        <table:table-row>
          <table:table-cell table:style-name="Table1.A1" office:value-type="string">
            <text:p text:style-name="P22">Homework <text:span text:style-name="T23">(lowest score dropped)</text:span></text:p>
          </table:table-cell>
          <table:table-cell table:style-name="Table1.B1" office:value-type="string">
            <text:p text:style-name="P23"><text:span text:style-name="T29">4</text:span>0 %</text:p>
          </table:table-cell>
        </table:table-row>
        <table:table-row>
          <table:table-cell table:style-name="Table1.A2" office:value-type="string">
            <text:p text:style-name="P22">Quizzes (lowest score dropped)</text:p>
          </table:table-cell>
          <table:table-cell table:style-name="Table1.B2" office:value-type="string">
            <text:p text:style-name="P23"><text:span text:style-name="T25">15</text:span> %</text:p>
          </table:table-cell>
        </table:table-row>
        <table:table-row>
          <table:table-cell table:style-name="Table1.A2" office:value-type="string">
            <text:p text:style-name="P22">Midterm exam </text:p>
          </table:table-cell>
          <table:table-cell table:style-name="Table1.B2" office:value-type="string">
            <text:p text:style-name="P23">2<text:span text:style-name="T15">0</text:span> %</text:p>
          </table:table-cell>
        </table:table-row>
        <table:table-row>
          <table:table-cell table:style-name="Table1.A2" office:value-type="string">
            <text:p text:style-name="P22">Final exam</text:p>
          </table:table-cell>
          <table:table-cell table:style-name="Table1.B2" office:value-type="string">
            <text:p text:style-name="P23"><text:span text:style-name="T25">25</text:span> %</text:p>
          </table:table-cell>
        </table:table-row>
      </table:table>
      <text:p text:style-name="P2"/>
      <text:p text:style-name="P15">Final grades will be assigned with the following distribution:</text:p>
      <table:table table:name="Table2" table:style-name="Table2">
        <table:table-column table:style-name="Table2.A"/>
        <table:table-column table:style-name="Table2.B"/>
        <table:table-column table:style-name="Table2.C"/>
        <table:table-column table:style-name="Table2.A"/>
        <table:table-column table:style-name="Table2.B"/>
        <table:table-row>
          <table:table-cell table:style-name="Table2.A1" office:value-type="string">
            <text:p text:style-name="P23">100 – 93</text:p>
          </table:table-cell>
          <table:table-cell table:style-name="Table2.A1" office:value-type="string">
            <text:p text:style-name="P23">A</text:p>
          </table:table-cell>
          <table:table-cell table:style-name="Table2.C1" office:value-type="string">
            <text:p text:style-name="P24"/>
          </table:table-cell>
          <table:table-cell table:style-name="Table2.A1" office:value-type="string">
            <text:p text:style-name="P23">77 – 79</text:p>
          </table:table-cell>
          <table:table-cell table:style-name="Table2.E1" office:value-type="string">
            <text:p text:style-name="P23">C+</text:p>
          </table:table-cell>
        </table:table-row>
        <table:table-row>
          <table:table-cell table:style-name="Table2.A2" office:value-type="string">
            <text:p text:style-name="P23">92 – 90</text:p>
          </table:table-cell>
          <table:table-cell table:style-name="Table2.A2" office:value-type="string">
            <text:p text:style-name="P23">A-</text:p>
          </table:table-cell>
          <table:table-cell table:style-name="Table2.C1" office:value-type="string">
            <text:p text:style-name="P24"/>
          </table:table-cell>
          <table:table-cell table:style-name="Table2.A2" office:value-type="string">
            <text:p text:style-name="P23">73 – 76</text:p>
          </table:table-cell>
          <table:table-cell table:style-name="Table2.E2" office:value-type="string">
            <text:p text:style-name="P23">C</text:p>
          </table:table-cell>
        </table:table-row>
        <table:table-row>
          <table:table-cell table:style-name="Table2.A2" office:value-type="string">
            <text:p text:style-name="P23">87 – 89</text:p>
          </table:table-cell>
          <table:table-cell table:style-name="Table2.A2" office:value-type="string">
            <text:p text:style-name="P23">B+</text:p>
          </table:table-cell>
          <table:table-cell table:style-name="Table2.C1" office:value-type="string">
            <text:p text:style-name="P24"/>
          </table:table-cell>
          <table:table-cell table:style-name="Table2.A2" office:value-type="string">
            <text:p text:style-name="P23">70 – 72</text:p>
          </table:table-cell>
          <table:table-cell table:style-name="Table2.E2" office:value-type="string">
            <text:p text:style-name="P23">C-</text:p>
          </table:table-cell>
        </table:table-row>
        <table:table-row>
          <table:table-cell table:style-name="Table2.A2" office:value-type="string">
            <text:p text:style-name="P23">83 – 86</text:p>
          </table:table-cell>
          <table:table-cell table:style-name="Table2.A2" office:value-type="string">
            <text:p text:style-name="P23">B</text:p>
          </table:table-cell>
          <table:table-cell table:style-name="Table2.C1" office:value-type="string">
            <text:p text:style-name="P24"/>
          </table:table-cell>
          <table:table-cell table:style-name="Table2.A2" office:value-type="string">
            <text:p text:style-name="P23">60 – 69</text:p>
          </table:table-cell>
          <table:table-cell table:style-name="Table2.E2" office:value-type="string">
            <text:p text:style-name="P23">D</text:p>
          </table:table-cell>
        </table:table-row>
        <table:table-row>
          <table:table-cell table:style-name="Table2.A2" office:value-type="string">
            <text:p text:style-name="P23">80 – 82</text:p>
          </table:table-cell>
          <table:table-cell table:style-name="Table2.A2" office:value-type="string">
            <text:p text:style-name="P23">B-</text:p>
          </table:table-cell>
          <table:table-cell table:style-name="Table2.C1" office:value-type="string">
            <text:p text:style-name="P24"/>
          </table:table-cell>
          <table:table-cell table:style-name="Table2.A2" office:value-type="string">
            <text:p text:style-name="P23">0 – 59</text:p>
          </table:table-cell>
          <table:table-cell table:style-name="Table2.E2" office:value-type="string">
            <text:p text:style-name="P23">F</text:p>
          </table:table-cell>
        </table:table-row>
      </table:table>
      <text:p text:style-name="P2"/>
      <text:p text:style-name="Syllabus_20_section_20_header">Incompletes</text:p>
      <text:p text:style-name="Syllabus_20_text">Incompletes are rarely given and will be considered only when conditions beyond your control prevent you from completing the course. <text:s/><text:span text:style-name="T8">Incompletes will not be given to anyone with a failing grade under any circumstances.</text:span> <text:s/>The request by the student must come <text:span text:style-name="T8">before</text:span> the final exam. <text:s/>Instructors are not required to give incompletes and final determination to assign an incomplete is at the discretion of the instructor.</text:p>
      <text:p text:style-name="Syllabus_20_section_20_header"><text:soft-page-break/>Diversity and Disability Statement</text:p>
      <text:p text:style-name="Syllabus_20_text">Our institution values diversity and inclusion; we are committed to a climate of mutual respect and full participation. <text:s/>Our goal is to create learning environments that are usable, equitable, inclusive and welcoming. <text:s/>If there are aspects of the instruction or design of this course that result in barriers to your inclusion or accurate assessment or achievement, please notify the instructor as soon as possible. <text:s/>Students with disabilities are also welcome to contact the Center for Accessibility Resources to discuss a range of options to removing barriers in the course, including accommodations. <text:s/>The Center for Accessibility Resources is located in New Main, room L223. <text:s/>Phone number is 651-793-1549 and email is <text:a xlink:type="simple" xlink:href="mailto:Accessibility.Resources@metrostate.edu" text:style-name="Internet_20_link" text:visited-style-name="Visited_20_Internet_20_Link">Accessibility.Resources@metrostate.edu</text:a>.</text:p>
      <text:p text:style-name="Syllabus_20_section_20_header">Academic Integrity</text:p>
      <text:p text:style-name="P4">Academic integrity is a fundamental element of your learning process. Only by assessing your own original work can I determine whether you’ve learned and met the educational goals I have developed for you in this course. For that reason, we should take academic integrity very seriously in our learning community. <text:span text:style-name="T13">As instructor, I will take steps to address violations as outlined in the universities policy, including assigning zero's for assignments and failing grades for the course. </text:span>It is your responsibility as a student to read and understand Metropolitan State’s <text:span text:style-name="T12">Academic Integrity Policy and Procedures</text:span>. </text:p>
      <text:p text:style-name="P4"/>
      <text:p text:style-name="Syllabus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yllabus_20_text" style:display-name="Syllabus text" style:family="paragraph" style:parent-style-name="Standard" style:master-page-name="">
      <style:paragraph-properties fo:margin-top="0in" fo:margin-bottom="0.0799in" loext:contextual-spacing="false" style:page-number="auto"/>
      <style:text-properties style:font-name="Noto Sans" fo:font-family="'Noto Sans'" style:font-style-name="Regular" style:font-family-generic="swiss" style:font-pitch="variable" fo:font-size="11pt" officeooo:rsid="00725054" style:font-size-asian="10.5pt"/>
    </style:style>
    <style:style style:name="Syllabus_20_title" style:display-name="Syllabus title" style:family="paragraph" style:parent-style-name="Syllabus_20_text" style:next-style-name="Syllabus_20_text">
      <style:paragraph-properties fo:text-align="center" style:justify-single-word="false"/>
      <style:text-properties fo:font-size="16pt" fo:font-weight="bold" style:font-size-asian="10.5pt"/>
    </style:style>
    <style:style style:name="Syllabus_20_info" style:display-name="Syllabus info" style:family="paragraph" style:parent-style-name="Syllabus_20_text">
      <style:paragraph-properties>
        <style:tab-stops>
          <style:tab-stop style:position="2.5in"/>
        </style:tab-stops>
      </style:paragraph-properties>
      <style:text-properties fo:font-weight="bold" style:font-size-asian="10.5pt"/>
    </style:style>
    <style:style style:name="Syllabus_20_section_20_header" style:display-name="Syllabus section header" style:family="paragraph" style:parent-style-name="Syllabus_20_info" style:next-style-name="Syllabus_20_text" style:master-page-name="">
      <style:paragraph-properties fo:margin-top="0.1598in" fo:margin-bottom="0.0402in" loext:contextual-spacing="false" style:page-number="auto" fo:keep-with-next="always"/>
      <style:text-properties style:font-size-asian="10.5pt"/>
    </style:style>
    <style:style style:name="Syllabus_20_subtitle" style:display-name="Syllabus subtitle" style:family="paragraph" style:parent-style-name="Syllabus_20_title">
      <style:paragraph-properties fo:margin-top="0in" fo:margin-bottom="0.0402in" loext:contextual-spacing="true">
        <style:tab-stops/>
      </style:paragraph-properties>
      <style:text-properties fo:font-size="13pt" style:font-size-asian="10.5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Shyne</meta:initial-creator>
    <meta:creation-date>2017-04-24T09:30:44.240776547</meta:creation-date>
    <meta:generator>LibreOffice/5.1.6.2$Linux_X86_64 LibreOffice_project/10m0$Build-2</meta:generator>
    <dc:date>2019-08-18T15:48:50.303096124</dc:date>
    <meta:editing-duration>P4DT22H51M18S</meta:editing-duration>
    <meta:editing-cycles>29</meta:editing-cycles>
    <meta:document-statistic meta:table-count="2" meta:image-count="1" meta:object-count="0" meta:page-count="4" meta:paragraph-count="79" meta:word-count="1230" meta:character-count="7846" meta:non-whitespace-character-count="6668"/>
  </office:meta>
</office:document-meta>
</file>